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D0000002D0DDD4FC8D2BFCFDA.png" manifest:media-type="image/png"/>
  <manifest:file-entry manifest:full-path="Pictures/100001DC000004A7000004A72B993E0616711901.svg" manifest:media-type="image/svg+xml"/>
  <manifest:file-entry manifest:full-path="Pictures/10000201000002C3000002C304EF87E4E5F60C74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" style:family="graphic" style:parent-style-name="standard" style:list-style-name="L4">
      <style:graphic-properties draw:stroke="none" svg:stroke-color="#000000" draw:fill="none" draw:fill-color="#ffffff" fo:min-height="1.58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3.977cm" draw:shadow="hidden" draw:shadow-offset-x="0.071cm" draw:shadow-offset-y="0.071cm" draw:shadow-color="#c6c6c6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99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5">
      <style:graphic-properties draw:stroke="none" svg:stroke-color="#000000" draw:fill="none" draw:fill-color="#ffffff" fo:min-height="1.0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1.99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58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99cm" fo:min-width="4.345cm" draw:shadow="hidden" draw:shadow-offset-x="0.071cm" draw:shadow-offset-y="0.071cm" draw:shadow-color="#c6c6c6" draw:shadow-opacity="100%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111111" draw:marker-start-width="0.28cm" draw:marker-end-width="0.28cm" draw:fill-color="#111111" draw:textarea-horizontal-align="justify" draw:textarea-vertical-align="middle" draw:auto-grow-height="false" fo:min-height="0.485cm" fo:min-width="0.208cm" fo:padding-top="0.152cm" fo:padding-bottom="0.152cm" fo:padding-left="0.277cm" fo:padding-right="0.277cm"/>
    </style:style>
    <style:style style:name="gr50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2" style:family="graphic" style:parent-style-name="standard">
      <style:graphic-properties draw:stroke="solid" svg:stroke-width="0.053cm" svg:stroke-color="#111111" draw:marker-start-width="0.28cm" draw:marker-end-width="0.28cm" draw:fill-color="#20589d" draw:textarea-horizontal-align="justify" draw:textarea-vertical-align="middle" draw:auto-grow-height="false" fo:min-height="0.485cm" fo:min-width="0.208cm" fo:padding-top="0.152cm" fo:padding-bottom="0.152cm" fo:padding-left="0.277cm" fo:padding-right="0.277cm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3" style:family="graphic" style:parent-style-name="standard">
      <style:graphic-properties draw:stroke="none" draw:fill="none" draw:fill-color="#ffffff" fo:min-height="0.551cm"/>
      <style:paragraph-properties style:writing-mode="lr-tb"/>
    </style:style>
    <style:style style:name="gr64" style:family="graphic" style:parent-style-name="standard">
      <style:graphic-properties draw:stroke="none" draw:fill="none" draw:fill-color="#ffffff" fo:min-height="0.50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96cm"/>
      <style:paragraph-properties style:writing-mode="lr-tb"/>
    </style:style>
    <style:style style:name="P1" style:family="paragraph">
      <loext:graphic-properties draw:fill="solid"/>
      <style:paragraph-properties fo:text-align="center" style:writing-mode="lr-tb"/>
      <style:text-properties fo:color="#111111" loext:opacity="100%"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0.5pt" fo:letter-spacing="0.04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style:paragraph-properties fo:margin-left="0.102cm" fo:margin-right="0cm" fo:text-indent="0cm"/>
    </style:style>
    <style:style style:name="P9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1" fo:font-size="12pt" fo:font-style="italic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style:font-name="Ubuntu Mono1" fo:font-size="12pt" fo:font-style="normal" fo:font-weight="normal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none" style:font-size-asian="9pt" style:font-style-asian="normal" style:font-size-complex="9pt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111111" loext:opacity="100%" style:font-name="Futura PT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1" fo:font-size="12pt" fo:font-style="italic" fo:font-weight="normal" style:font-size-asian="10.5pt" style:font-size-complex="10.5pt"/>
    </style:style>
    <style:style style:name="P19" style:family="paragraph">
      <loext:graphic-properties draw:fill="none"/>
      <style:paragraph-properties fo:text-align="center" style:writing-mode="lr-tb"/>
      <style:text-properties fo:background-color="transparent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1" fo:font-size="11pt" fo:font-style="italic" fo:text-shadow="1pt 1pt" style:font-size-asian="11pt" style:font-style-asian="italic" style:font-size-complex="11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15pt" fo:font-style="italic" style:font-size-asian="15pt" style:font-style-asian="italic" style:font-size-complex="15pt" style:font-style-complex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3pt" fo:font-style="normal" style:font-size-asian="13pt" style:font-style-asian="normal" style:font-size-complex="13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4e4e4e" loext:opacity="10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dddddd" loext:opacity="100%" style:font-name="Merriweather" fo:font-size="4.90000009536743pt" fo:font-style="italic" fo:font-weight="bold" fo:background-color="#333333" style:font-size-asian="5.40000009536743pt" style:font-weight-asian="bold" style:font-size-complex="5.40000009536743pt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Merriweather" fo:font-size="4.90000009536743pt" fo:font-style="italic" fo:font-weight="bold" fo:background-color="transparent" style:font-size-asian="5.40000009536743pt" style:font-weight-asian="bold" style:font-size-complex="5.40000009536743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style:font-size-asian="13pt" style:font-size-complex="13pt"/>
    </style:style>
    <style:style style:name="P33" style:family="paragraph">
      <style:paragraph-properties fo:margin-left="0cm" fo:margin-right="0cm" fo:margin-top="0cm" fo:margin-bottom="0cm" fo:line-height="100%" fo:text-align="end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40" style:family="paragraph">
      <loext:graphic-properties draw:fill="solid"/>
      <style:paragraph-properties fo:text-align="center"/>
      <style:text-properties fo:color="#111111" loext:opacity="100%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2pt" fo:letter-spacing="0.04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2pt" fo:font-weight="bold" style:font-size-asian="12pt" style:font-weight-asian="bold" style:font-size-complex="12pt" style:font-weight-complex="bold"/>
    </style:style>
    <style:style style:name="P43" style:family="paragraph">
      <loext:graphic-properties draw:fill-color="#111111"/>
      <style:paragraph-properties fo:text-align="center"/>
    </style:style>
    <style:style style:name="P44" style:family="paragraph">
      <loext:graphic-properties draw:fill="solid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fo:text-shadow="none" style:text-underline-style="none" style:font-size-asian="13pt" style:font-size-complex="13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7" style:family="paragraph">
      <loext:graphic-properties draw:fill-color="#20589d"/>
      <style:paragraph-properties fo:text-align="cente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5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normal" style:font-style-complex="normal"/>
    </style:style>
    <style:style style:name="P57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2pt" style:text-underline-style="solid" style:text-underline-width="auto" style:text-underline-color="font-color" style:font-size-asian="16pt" style:font-size-complex="16pt"/>
    </style:style>
    <style:style style:name="P58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T1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0pt" fo:letter-spacing="0.046cm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fo:background-color="transparent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3pt" fo:font-style="italic" fo:text-shadow="none" style:text-underline-style="none" fo:font-weight="bold" style:letter-kerning="true" fo:background-color="transparent" style:font-name-asian="Droid Sans Fallback" style:font-size-asian="13pt" style:font-style-asian="italic" style:font-weight-asian="bold" style:font-name-complex="FreeSans" style:font-size-complex="13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111111" loext:opacity="100%" style:font-name="Ubuntu Mono1" fo:font-size="12pt" fo:font-weight="normal" style:font-size-asian="9pt" style:font-size-complex="9pt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loext:opacity="100%" style:font-name="Ubuntu Mono1" fo:font-size="12pt" fo:font-style="normal" fo:font-weight="normal" style:font-size-asian="9pt" style:font-size-complex="9pt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40pt" fo:font-style="normal" fo:text-shadow="none" style:text-underline-style="none" fo:font-weight="normal" style:letter-kerning="true" fo:background-color="transparent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40pt" fo:font-style="normal" fo:text-shadow="none" style:text-underline-style="none" fo:font-weight="bold" style:letter-kerning="true" fo:background-color="transparent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111111" loext:opacity="100%" style:font-name="Futura PT Bold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333333" loext:opacity="100%" style:font-name="Ubuntu Mono1" fo:font-size="12pt" fo:font-weight="normal" style:font-size-asian="9pt" style:font-size-complex="9pt"/>
    </style:style>
    <style:style style:name="T13" style:family="text">
      <style:text-properties fo:background-color="transparen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33333" loext:opacity="100%" style:font-name="Merriweather" fo:font-size="11pt" fo:font-style="italic" style:font-size-asian="11pt" style:font-style-asian="italic" style:font-size-complex="11pt" style:font-style-complex="italic"/>
    </style:style>
    <style:style style:name="T17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20" style:family="text">
      <style:text-properties fo:color="#333333" loext:opacity="100%" style:font-name="Merriweather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21" style:family="text">
      <style:text-properties fo:color="#333333" loext:opacity="100%" style:font-name="Futura PT Bold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111111" loext:opacity="100%" style:font-name="Merriweather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23" style:family="text">
      <style:text-properties fo:color="#111111" loext:opacity="100%" style:font-name="Merriweather" fo:font-size="10pt" fo:font-style="italic" style:font-size-asian="10pt" style:font-style-asian="italic" style:font-size-complex="10pt" style:font-style-complex="italic"/>
    </style:style>
    <style:style style:name="T24" style:family="text">
      <style:text-properties fo:color="#111111" loext:opacity="100%" style:font-name="Merriweather" fo:font-size="10pt" style:font-size-asian="10pt" style:font-size-complex="10pt"/>
    </style:style>
    <style:style style:name="T2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color="#666666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fo:font-variant="normal" fo:text-transform="none" fo:color="#464646" loext:opacity="100%" style:text-outline="false" style:text-line-through-style="none" style:text-line-through-type="none" style:font-name="Merriweather" fo:font-size="11pt" fo:font-style="italic" fo:text-shadow="none" style:text-underline-style="none" fo:font-weight="bold" style:letter-kerning="true" fo:background-color="#cccccc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style:letter-kerning="true" fo:background-color="transparent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33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fo:background-color="transparent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37" style:family="text">
      <style:text-properties fo:color="#111111" loext:opacity="100%" style:font-name="Ubuntu Medium" fo:font-size="13pt" style:font-size-asian="13pt" style:font-size-complex="13pt"/>
    </style:style>
    <style:style style:name="T38" style:family="text">
      <style:text-properties fo:color="#111111" loext:opacity="100%" style:font-name="Merriweather" fo:font-size="10.5pt" style:font-size-asian="10.5pt" style:font-size-complex="10.5pt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.5pt" fo:font-style="italic" fo:text-shadow="none" style:text-underline-style="none" fo:font-weight="bold" style:letter-kerning="true" style:font-name-asian="Droid Sans Fallback" style:font-size-asian="10.5pt" style:font-style-asian="italic" style:font-weight-asian="bold" style:font-name-complex="FreeSans" style:font-size-complex="10.5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43" style:family="text"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T44" style:family="text">
      <style:text-properties fo:color="#111111" loext:opacity="100%" style:font-name="Ubuntu Medium" fo:font-size="13pt" fo:text-shadow="none" style:text-underline-style="none" style:font-size-asian="13pt" style:font-size-complex="13pt"/>
    </style:style>
    <style:style style:name="T45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48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9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333333" loext:opacity="100%" style:font-name="Operator Mono Lig Book1" fo:font-size="12pt" style:text-underline-style="solid" style:text-underline-width="auto" style:text-underline-color="font-color" style:font-size-asian="22pt" style:font-size-complex="22pt"/>
    </style:style>
    <style:style style:name="T55" style:family="text">
      <style:text-properties fo:color="#333333" loext:opacity="100%" style:font-name="Operator Mono Lig Book1" fo:font-size="12pt" style:text-underline-style="solid" style:text-underline-width="auto" style:text-underline-color="font-color" fo:background-color="transparent" style:font-size-asian="22pt" style:font-size-complex="22pt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Page 1" draw:style-name="dp1" draw:master-page-name="Default">
        <draw:line draw:style-name="gr1" draw:text-style-name="P1" draw:layer="layout" svg:x1="3.435cm" svg:y1="3.91cm" svg:x2="20.414cm" svg:y2="3.91cm">
          <text:p/>
        </draw:line>
        <draw:frame draw:style-name="gr2" draw:text-style-name="P3" draw:layer="layout" svg:width="5.228cm" svg:height="0.751cm" svg:x="0.805cm" svg:y="3.805cm">
          <draw:text-box>
            <text:p text:style-name="P2"><text:span text:style-name="T1">Summary</text:span><text:span text:style-name="T2">:</text:span></text:p>
          </draw:text-box>
        </draw:frame>
        <draw:frame draw:style-name="gr3" draw:text-style-name="P5" draw:layer="layout" svg:width="20.324cm" svg:height="1.838cm" svg:x="0.834cm" svg:y="8.274cm">
          <draw:text-box>
            <text:p text:style-name="P4"><text:span text:style-name="T3">But </text:span><text:span text:style-name="T3">mainly </text:span><text:span text:style-name="T3">I’m </text:span><text:span text:style-name="T3">working </text:span><text:span text:style-name="T3">as a </text:span><text:span text:style-name="T3">Frontend </text:span><text:span text:style-name="T3">develope</text:span><text:span text:style-name="T3">r. Who </text:span><text:span text:style-name="T3">built a lot </text:span><text:span text:style-name="T3">of web </text:span><text:span text:style-name="T3">applicati</text:span><text:span text:style-name="T3">ons </text:span><text:span text:style-name="T3">using </text:span><text:span text:style-name="T3">web </text:span><text:span text:style-name="T3">technolo</text:span><text:span text:style-name="T3">gies like </text:span><text:span text:style-name="T3">Bootstra</text:span><text:span text:style-name="T3">p (react-</text:span><text:span text:style-name="T3">bootstra</text:span><text:span text:style-name="T3">p), </text:span><text:span text:style-name="T3">Reactjs, </text:span><text:span text:style-name="T3">Gatsbyjs, </text:span><text:span text:style-name="T3">Gulp, </text:span><text:span text:style-name="T3">Pug/Jade, </text:span><text:span text:style-name="T3">Sass, </text:span><text:span text:style-name="T3">Ajax, </text:span><text:span text:style-name="T3">Webpack</text:span></text:p>
          </draw:text-box>
        </draw:frame>
        <draw:frame draw:style-name="gr4" draw:text-style-name="P7" draw:layer="layout" svg:width="4.477cm" svg:height="0.919cm" svg:x="0.828cm" svg:y="2.476cm">
          <draw:text-box>
            <text:p text:style-name="P6"><text:span text:style-name="T4">Software </text:span><text:span text:style-name="T4">Engineer</text:span></text:p>
          </draw:text-box>
        </draw:frame>
        <draw:frame draw:style-name="gr5" draw:text-style-name="P9" draw:layer="layout" svg:width="3.775cm" svg:height="0.674cm" svg:x="0.8cm" svg:y="0.151cm">
          <draw:text-box>
            <text:p text:style-name="P8"><text:span text:style-name="T5">Cairo, </text:span><text:span text:style-name="T5">Egypt</text:span></text:p>
          </draw:text-box>
        </draw:frame>
        <draw:frame draw:style-name="gr6" draw:text-style-name="P11" draw:layer="layout" svg:width="2.605cm" svg:height="0.674cm" svg:x="13.674cm" svg:y="0.182cm">
          <draw:text-box>
            <text:p text:style-name="P10"><text:span text:style-name="T6"><text:a xlink:href="https://www.linkedin.com/in/salihcodev" xlink:type="simple">linkedIn</text:a></text:span></text:p>
          </draw:text-box>
        </draw:frame>
        <draw:frame draw:style-name="gr5" draw:text-style-name="P12" draw:layer="layout" svg:width="5.461cm" svg:height="0.674cm" svg:x="4.27cm" svg:y="0.148cm">
          <draw:text-box>
            <text:p><text:span text:style-name="T7"><text:a xlink:href="mailto:ahmedsalihdev@gmail.com" xlink:type="simple">ahmedsalihdev@gmail.com</text:a></text:span></text:p>
          </draw:text-box>
        </draw:frame>
        <draw:frame draw:style-name="gr7" draw:text-style-name="P13" draw:layer="layout" svg:width="2.284cm" svg:height="0.674cm" svg:x="16.028cm" svg:y="0.171cm">
          <draw:text-box>
            <text:p text:style-name="P10"><text:span text:style-name="T8"><text:a xlink:href="https://t.me/salihcodev" xlink:type="simple">telegram</text:a></text:span></text:p>
          </draw:text-box>
        </draw:frame>
        <draw:frame draw:style-name="gr8" draw:text-style-name="P13" draw:layer="layout" svg:width="2.328cm" svg:height="0.674cm" svg:x="18.784cm" svg:y="0.188cm">
          <draw:text-box>
            <text:p text:style-name="P10"><text:span text:style-name="T8"><text:a xlink:href="https://salih.netlify.app/me" xlink:type="simple">website</text:a></text:span></text:p>
          </draw:text-box>
        </draw:frame>
        <draw:frame draw:style-name="gr9" draw:text-style-name="P15" draw:layer="layout" svg:width="8.961cm" svg:height="2.059cm" svg:x="0.804cm" svg:y="0.93cm">
          <draw:text-box>
            <text:p text:style-name="P14"><text:span text:style-name="T9">Ah</text:span><text:span text:style-name="T9">ma</text:span><text:span text:style-name="T9">d</text:span><text:span text:style-name="T10"> </text:span><text:span text:style-name="T10">Sa</text:span><text:span text:style-name="T10">lih</text:span></text:p>
          </draw:text-box>
        </draw:frame>
        <draw:frame draw:style-name="gr10" draw:text-style-name="P16" draw:layer="layout" svg:width="3.525cm" svg:height="0.886cm" svg:x="0.801cm" svg:y="3.422cm">
          <draw:text-box>
            <text:p><text:span text:style-name="T11">About </text:span><text:span text:style-name="T11">Me <text:s/></text:span></text:p>
          </draw:text-box>
        </draw:frame>
        <draw:frame draw:style-name="gr11" draw:text-style-name="P17" draw:layer="layout" svg:width="0.746cm" svg:height="0.746cm" svg:x="0.1cm" svg:y="0.103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201000002C3000002C304EF87E4E5F60C74.png" xlink:type="simple" xlink:show="embed" xlink:actuate="onLoad" draw:mime-type="image/png"/>
        </draw:frame>
        <draw:frame draw:style-name="gr5" draw:text-style-name="P18" draw:layer="layout" svg:width="3.775cm" svg:height="0.674cm" svg:x="9.768cm" svg:y="0.156cm">
          <draw:text-box>
            <text:p text:style-name="P8"><text:span text:style-name="T12"><text:a xlink:href="tel:+20%201096477631" xlink:type="simple">+20 1096477631</text:a></text:span></text:p>
          </draw:text-box>
        </draw:frame>
        <draw:frame draw:style-name="gr12" draw:text-style-name="P19" draw:layer="layout" svg:width="0.457cm" svg:height="0.457cm" svg:x="18.484cm" svg:y="0.317cm">
          <draw:image xlink:href="Pictures/100001DC000004A7000004A72B993E0616711901.svg" xlink:type="simple" xlink:show="embed" xlink:actuate="onLoad" draw:mime-type="image/svg+xml">
            <text:p text:style-name="P14"><text:span text:style-name="T13"><text:s/></text:span></text:p>
          </draw:image>
          <draw:image xlink:href="Pictures/100002010000002D0000002D0DDD4FC8D2BFCFDA.png" xlink:type="simple" xlink:show="embed" xlink:actuate="onLoad" draw:mime-type="image/png"/>
        </draw:frame>
        <draw:frame draw:style-name="gr13" draw:text-style-name="P21" draw:layer="layout" svg:width="20.238cm" svg:height="1.309cm" svg:x="0.828cm" svg:y="10.057cm">
          <draw:text-box>
            <text:p text:style-name="P20"><text:span text:style-name="T14">One of </text:span><text:span text:style-name="T14">the other </text:span><text:span text:style-name="T14">technolo</text:span><text:span text:style-name="T14">gies I </text:span><text:span text:style-name="T14">used </text:span><text:span text:style-name="T14">before is </text:span><text:span text:style-name="T14">Docker </text:span><text:span text:style-name="T14">and built </text:span><text:span text:style-name="T14">some </text:span><text:span text:style-name="T14">simple </text:span><text:span text:style-name="T14">CI/CD </text:span><text:span text:style-name="T14">pipelines </text:span><text:span text:style-name="T14">with the </text:span><text:span text:style-name="T14">help of </text:span><text:span text:style-name="T14">Circles, </text:span><text:span text:style-name="T14">Travis </text:span><text:span text:style-name="T14">also </text:span><text:span text:style-name="T14">Github </text:span><text:span text:style-name="T14">actions.</text:span></text:p>
          </draw:text-box>
        </draw:frame>
        <draw:line draw:style-name="gr1" draw:text-style-name="P1" draw:layer="layout" svg:x1="5.841cm" svg:y1="12.523cm" svg:x2="20.298cm" svg:y2="12.523cm">
          <text:p/>
        </draw:line>
        <draw:frame draw:style-name="gr2" draw:text-style-name="P3" draw:layer="layout" svg:width="5.228cm" svg:height="0.751cm" svg:x="0.694cm" svg:y="12.469cm">
          <draw:text-box>
            <text:p text:style-name="P2"><text:span text:style-name="T15">Projects</text:span><text:span text:style-name="T2">:</text:span></text:p>
          </draw:text-box>
        </draw:frame>
        <draw:frame draw:style-name="gr14" draw:text-style-name="P16" draw:layer="layout" svg:width="5.933cm" svg:height="1.411cm" svg:x="0.726cm" svg:y="11.977cm">
          <draw:text-box>
            <text:p><text:span text:style-name="T11">Technica</text:span><text:span text:style-name="T11">l </text:span><text:span text:style-name="T11">Experie</text:span><text:span text:style-name="T11">nce</text:span></text:p>
          </draw:text-box>
        </draw:frame>
        <draw:frame draw:style-name="gr15" draw:text-style-name="P22" draw:layer="layout" svg:width="18.771cm" svg:height="0.742cm" svg:x="1.152cm" svg:y="14.246cm">
          <draw:text-box>
            <text:p text:style-name="P20"><text:span text:style-name="T16">Platform </text:span><text:span text:style-name="T16">that helps </text:span><text:span text:style-name="T16">people to </text:span><text:span text:style-name="T16">sell their </text:span><text:span text:style-name="T16">products </text:span><text:span text:style-name="T16">online.</text:span></text:p>
          </draw:text-box>
        </draw:frame>
        <draw:frame draw:style-name="gr16" draw:text-style-name="P23" draw:layer="layout" svg:width="18.72cm" svg:height="0.696cm" svg:x="1.193cm" svg:y="15.528cm">
          <draw:text-box>
            <text:list text:style-name="L2">
              <text:list-item>
                <text:p text:style-name="P4"><text:span text:style-name="T17">Achieve</text:span><text:span text:style-name="T17">d </text:span><text:span text:style-name="T18">authoriz</text:span><text:span text:style-name="T18">ing</text:span><text:span text:style-name="T17">/</text:span><text:span text:style-name="T18">aut</text:span><text:span text:style-name="T18">henticat</text:span><text:span text:style-name="T18">ing</text:span><text:span text:style-name="T17"> for </text:span><text:span text:style-name="T17">users.</text:span></text:p>
              </text:list-item>
            </text:list>
          </draw:text-box>
        </draw:frame>
        <draw:frame draw:style-name="gr17" draw:text-style-name="P24" draw:layer="layout" svg:width="13.135cm" svg:height="0.725cm" svg:x="0.99cm" svg:y="13.724cm">
          <draw:text-box>
            <text:p text:style-name="P4"><text:span text:style-name="T19"><text:a xlink:href="https://github.com/salihcodev/fullcart" xlink:type="simple">https://github.com/salihcodev/fullcart</text:a></text:span></text:p>
          </draw:text-box>
        </draw:frame>
        <draw:frame draw:style-name="gr18" draw:text-style-name="P25" draw:layer="layout" svg:width="1.892cm" svg:height="0.696cm" svg:x="1.262cm" svg:y="24.967cm">
          <draw:text-box>
            <text:p text:style-name="P10"><text:span text:style-name="T20">Reactjs</text:span></text:p>
          </draw:text-box>
        </draw:frame>
        <draw:frame draw:style-name="gr18" draw:text-style-name="P26" draw:layer="layout" svg:width="2.699cm" svg:height="0.696cm" svg:x="4.4cm" svg:y="24.948cm">
          <draw:text-box>
            <text:p text:style-name="P10"><text:span text:style-name="T20">Typescript</text:span></text:p>
          </draw:text-box>
        </draw:frame>
        <draw:frame draw:style-name="gr19" draw:text-style-name="P27" draw:layer="layout" svg:width="5.933cm" svg:height="0.835cm" svg:x="0.765cm" svg:y="13.096cm">
          <draw:text-box>
            <text:p text:style-name="P20"><text:span text:style-name="T21"><text:a xlink:href="https://fullcart.netlify.app/" xlink:type="simple">Fullcart</text:a></text:span></text:p>
          </draw:text-box>
        </draw:frame>
        <draw:frame draw:style-name="gr18" draw:text-style-name="P25" draw:layer="layout" svg:width="1.766cm" svg:height="0.696cm" svg:x="2.919cm" svg:y="24.967cm">
          <draw:text-box>
            <text:p text:style-name="P10"><text:span text:style-name="T20">Redu</text:span><text:span text:style-name="T22">x</text:span></text:p>
          </draw:text-box>
        </draw:frame>
        <draw:frame draw:style-name="gr20" draw:text-style-name="P5" draw:layer="layout" svg:width="20.324cm" svg:height="1.309cm" svg:x="0.834cm" svg:y="6.222cm">
          <draw:text-box>
            <text:p text:style-name="P4"><text:span text:style-name="T3">All this in </text:span><text:span text:style-name="T3">various </text:span><text:span text:style-name="T3">language</text:span><text:span text:style-name="T3">s and </text:span><text:span text:style-name="T3">technolo</text:span><text:span text:style-name="T3">gies like </text:span><text:span text:style-name="T3">ES6+ and </text:span><text:span text:style-name="T3">(Typescri</text:span><text:span text:style-name="T3">pt), </text:span><text:span text:style-name="T3">Reactjs, </text:span><text:span text:style-name="T3">React </text:span><text:span text:style-name="T3">Native, </text:span><text:span text:style-name="T3">Nodejs, </text:span><text:span text:style-name="T3">MongoD</text:span><text:span text:style-name="T3">B, </text:span><text:span text:style-name="T3">Expressjs</text:span><text:span text:style-name="T3">, Sass.</text:span></text:p>
          </draw:text-box>
        </draw:frame>
        <draw:frame draw:style-name="gr21" draw:text-style-name="P23" draw:layer="layout" svg:width="18.72cm" svg:height="0.696cm" svg:x="1.193cm" svg:y="17.052cm">
          <draw:text-box>
            <text:list text:style-name="L2">
              <text:list-item>
                <text:p text:style-name="P4"><text:span text:style-name="T17">Implem</text:span><text:span text:style-name="T17">ented </text:span><text:span text:style-name="T18">fully-</text:span><text:span text:style-name="T18">function</text:span><text:span text:style-name="T18">al </text:span><text:span text:style-name="T18">dashbo</text:span><text:span text:style-name="T18">ard</text:span><text:span text:style-name="T17"> to </text:span><text:span text:style-name="T17">make </text:span><text:span text:style-name="T17">every </text:span><text:span text:style-name="T17">suppler </text:span><text:span text:style-name="T23">manage</text:span><text:span text:style-name="T17"> </text:span><text:span text:style-name="T17">their </text:span><text:span text:style-name="T17">product</text:span><text:span text:style-name="T17">s.</text:span></text:p>
              </text:list-item>
            </text:list>
          </draw:text-box>
        </draw:frame>
        <draw:frame draw:style-name="gr22" draw:text-style-name="P23" draw:layer="layout" svg:width="18.72cm" svg:height="0.696cm" svg:x="1.193cm" svg:y="22.539cm">
          <draw:text-box>
            <text:list text:style-name="L2">
              <text:list-item>
                <text:p text:style-name="P4"><text:span text:style-name="T17">Cart, </text:span><text:span text:style-name="T17">wishlist </text:span><text:span text:style-name="T17">and </text:span><text:span text:style-name="T17">checko</text:span><text:span text:style-name="T17">ut </text:span><text:span text:style-name="T17">pages.</text:span></text:p>
              </text:list-item>
            </text:list>
          </draw:text-box>
        </draw:frame>
        <draw:frame draw:style-name="gr23" draw:text-style-name="P23" draw:layer="layout" svg:width="18.72cm" svg:height="0.696cm" svg:x="1.193cm" svg:y="24.039cm">
          <draw:text-box>
            <text:list text:style-name="L2">
              <text:list-item>
                <text:p text:style-name="P4"><text:span text:style-name="T24">Single </text:span><text:span text:style-name="T24">product </text:span><text:span text:style-name="T24">page </text:span><text:span text:style-name="T24">that </text:span><text:span text:style-name="T24">contain</text:span><text:span text:style-name="T24">s </text:span><text:span text:style-name="T18">full-</text:span><text:span text:style-name="T18">details, </text:span><text:span text:style-name="T18">reviews </text:span><text:span text:style-name="T18">(categor</text:span><text:span text:style-name="T18">ized </text:span><text:span text:style-name="T18">reviews) </text:span><text:span text:style-name="T18">and </text:span><text:span text:style-name="T18">basic </text:span><text:span text:style-name="T18">supller </text:span><text:span text:style-name="T18">info</text:span><text:span text:style-name="T24">.</text:span></text:p>
              </text:list-item>
            </text:list>
          </draw:text-box>
        </draw:frame>
        <draw:frame draw:style-name="gr24" draw:text-style-name="P23" draw:layer="layout" svg:width="18.72cm" svg:height="0.696cm" svg:x="1.193cm" svg:y="16.028cm">
          <draw:text-box>
            <text:list text:style-name="L2">
              <text:list-item>
                <text:p text:style-name="P4"><text:span text:style-name="T25">Built </text:span><text:span text:style-name="T26">role</text:span><text:span text:style-name="T25"> </text:span><text:span text:style-name="T25">system </text:span><text:span text:style-name="T25">for the </text:span><text:span text:style-name="T25">users </text:span><text:span text:style-name="T27">custome</text:span><text:span text:style-name="T27">rs/suppl</text:span><text:span text:style-name="T27">ers</text:span><text:span text:style-name="T17">.</text:span></text:p>
              </text:list-item>
            </text:list>
          </draw:text-box>
        </draw:frame>
        <draw:frame draw:style-name="gr18" draw:text-style-name="P26" draw:layer="layout" svg:width="2.699cm" svg:height="0.696cm" svg:x="6.581cm" svg:y="24.971cm">
          <draw:text-box>
            <text:p text:style-name="P10"><text:span text:style-name="T20">Expressjs</text:span></text:p>
          </draw:text-box>
        </draw:frame>
        <draw:frame draw:style-name="gr18" draw:text-style-name="P26" draw:layer="layout" svg:width="2.699cm" svg:height="0.696cm" svg:x="8.64cm" svg:y="24.948cm">
          <draw:text-box>
            <text:p text:style-name="P10"><text:span text:style-name="T20">MongoDB</text:span></text:p>
          </draw:text-box>
        </draw:frame>
        <draw:frame draw:style-name="gr25" draw:text-style-name="P5" draw:layer="layout" svg:width="20.324cm" svg:height="1.838cm" svg:x="0.834cm" svg:y="4.417cm">
          <draw:text-box>
            <text:p text:style-name="P4"><text:span text:style-name="T3"><text:s text:c="3"/></text:span><text:span text:style-name="T3">I’m a </text:span><text:span text:style-name="T3">general </text:span><text:span text:style-name="T3">software </text:span><text:span text:style-name="T3">engineer </text:span><text:span text:style-name="T3">who </text:span><text:span text:style-name="T3">usually </text:span><text:span text:style-name="T3">uses the </text:span><text:span text:style-name="T3">MERN </text:span><text:span text:style-name="T3">Stack </text:span><text:span text:style-name="T3">with </text:span><text:span text:style-name="T3">experien</text:span><text:span text:style-name="T3">ce in the</text:span></text:p>
            <text:p text:style-name="P4"><text:span text:style-name="T3">front-</text:span><text:span text:style-name="T3">end, in </text:span><text:span text:style-name="T3">the </text:span><text:span text:style-name="T3">back-</text:span><text:span text:style-name="T3">end, not </text:span><text:span text:style-name="T3">only but </text:span><text:span text:style-name="T3">also </text:span><text:span text:style-name="T3">gained </text:span><text:span text:style-name="T3">some </text:span><text:span text:style-name="T3">experien</text:span><text:span text:style-name="T3">ce in </text:span><text:span text:style-name="T3">mobile </text:span><text:span text:style-name="T3">applicati</text:span><text:span text:style-name="T3">ons</text:span></text:p>
            <text:p text:style-name="P4"><text:span text:style-name="T3">develop</text:span><text:span text:style-name="T3">ment </text:span><text:span text:style-name="T3">(not big </text:span><text:span text:style-name="T3">exp. but </text:span><text:span text:style-name="T3">willing to </text:span><text:span text:style-name="T3">build </text:span><text:span text:style-name="T3">experien</text:span><text:span text:style-name="T3">ce).</text:span></text:p>
          </draw:text-box>
        </draw:frame>
        <draw:frame draw:style-name="gr26" draw:text-style-name="P28" draw:layer="layout" svg:width="4.845cm" svg:height="0.649cm" svg:x="4.918cm" svg:y="2.625cm">
          <draw:text-box>
            <text:p text:style-name="P6"><text:span text:style-name="T28">(MERN </text:span><text:span text:style-name="T28">fullstack </text:span><text:span text:style-name="T28">developer)</text:span></text:p>
          </draw:text-box>
        </draw:frame>
        <draw:frame draw:style-name="gr18" draw:text-style-name="P26" draw:layer="layout" svg:width="1.803cm" svg:height="0.696cm" svg:x="10.917cm" svg:y="24.948cm">
          <draw:text-box>
            <text:p text:style-name="P10"><text:span text:style-name="T20">Docker</text:span></text:p>
          </draw:text-box>
        </draw:frame>
        <draw:frame draw:style-name="gr27" draw:text-style-name="P29" draw:layer="layout" svg:width="5.448cm" svg:height="0.696cm" svg:x="2.616cm" svg:y="13.187cm">
          <draw:text-box>
            <text:p text:style-name="P20"><text:span text:style-name="T29">( eCommerc</text:span><text:span text:style-name="T29">ial </text:span><text:span text:style-name="T29">platform</text:span><text:span text:style-name="T30">)</text:span></text:p>
          </draw:text-box>
        </draw:frame>
        <draw:frame draw:style-name="gr28" draw:text-style-name="P30" draw:layer="layout" svg:width="5.448cm" svg:height="0.742cm" svg:x="1.164cm" svg:y="14.928cm">
          <draw:text-box>
            <text:p text:style-name="P20"><text:span text:style-name="T31"><text:s/></text:span><text:span text:style-name="T31">Key </text:span><text:span text:style-name="T31">features </text:span></text:p>
          </draw:text-box>
        </draw:frame>
        <draw:frame draw:style-name="gr29" draw:text-style-name="P23" draw:layer="layout" svg:width="18.638cm" svg:height="0.696cm" svg:x="1.793cm" svg:y="17.552cm">
          <draw:text-box>
            <text:list text:style-name="L3">
              <text:list-item>
                <text:p text:style-name="P4"><text:span text:style-name="T17">Statistic</text:span><text:span text:style-name="T17">s for </text:span><text:span text:style-name="T18">sold, </text:span><text:span text:style-name="T18">added, </text:span><text:span text:style-name="T18">order-</text:span><text:span text:style-name="T18">states </text:span><text:span text:style-name="T18">and new </text:span><text:span text:style-name="T18">buyers.</text:span></text:p>
              </text:list-item>
            </text:list>
          </draw:text-box>
        </draw:frame>
        <draw:frame draw:style-name="gr30" draw:text-style-name="P23" draw:layer="layout" svg:width="18.638cm" svg:height="0.696cm" svg:x="1.793cm" svg:y="18.03cm">
          <draw:text-box>
            <text:list text:style-name="L3">
              <text:list-item>
                <text:p text:style-name="P4"><text:span text:style-name="T32">Product </text:span><text:span text:style-name="T32">controll</text:span><text:span text:style-name="T32">ers </text:span><text:span text:style-name="T27">(</text:span><text:span text:style-name="T18">crud) </text:span><text:span text:style-name="T33">product</text:span><text:span text:style-name="T33">s, with </text:span><text:span text:style-name="T33">smart </text:span><text:span text:style-name="T33">product </text:span><text:span text:style-name="T33">builder.</text:span></text:p>
              </text:list-item>
            </text:list>
          </draw:text-box>
        </draw:frame>
        <draw:frame draw:style-name="gr31" draw:text-style-name="P23" draw:layer="layout" svg:width="18.638cm" svg:height="0.696cm" svg:x="1.793cm" svg:y="18.53cm">
          <draw:text-box>
            <text:list text:style-name="L3">
              <text:list-item>
                <text:p text:style-name="P4"><text:span text:style-name="T17">Categori</text:span><text:span text:style-name="T17">zed </text:span><text:span text:style-name="T17">product</text:span><text:span text:style-name="T17">s in </text:span><text:span text:style-name="T17">poth </text:span><text:span text:style-name="T17">custom</text:span><text:span text:style-name="T17">er’s end </text:span><text:span text:style-name="T17">and </text:span><text:span text:style-name="T17">suppler’</text:span><text:span text:style-name="T17">s end.</text:span></text:p>
              </text:list-item>
            </text:list>
          </draw:text-box>
        </draw:frame>
        <draw:frame draw:style-name="gr32" draw:text-style-name="P23" draw:layer="layout" svg:width="18.638cm" svg:height="0.696cm" svg:x="1.793cm" svg:y="19.052cm">
          <draw:text-box>
            <text:list text:style-name="L3">
              <text:list-item>
                <text:p text:style-name="P4"><text:span text:style-name="T34">Orders </text:span><text:span text:style-name="T34">page</text:span><text:span text:style-name="T17"> </text:span><text:span text:style-name="T17">show all </text:span><text:span text:style-name="T17">needed </text:span><text:span text:style-name="T17">data </text:span><text:span text:style-name="T17">about </text:span><text:span text:style-name="T17">every </text:span><text:span text:style-name="T17">single </text:span><text:span text:style-name="T18">order</text:span><text:span text:style-name="T17">.</text:span></text:p>
              </text:list-item>
            </text:list>
          </draw:text-box>
        </draw:frame>
        <draw:frame draw:style-name="gr33" draw:text-style-name="P23" draw:layer="layout" svg:width="18.72cm" svg:height="0.696cm" svg:x="1.193cm" svg:y="23.039cm">
          <draw:text-box>
            <text:list text:style-name="L2">
              <text:list-item>
                <text:p text:style-name="P4"><text:span text:style-name="T17">Notifica</text:span><text:span text:style-name="T17">tions </text:span><text:span text:style-name="T17">system </text:span><text:span text:style-name="T17">to </text:span><text:span text:style-name="T17">respone</text:span><text:span text:style-name="T17">d for </text:span><text:span text:style-name="T17">order’s </text:span><text:span text:style-name="T17">and any </text:span><text:span text:style-name="T17">thing </text:span><text:span text:style-name="T17">else </text:span><text:span text:style-name="T17">should </text:span><text:span text:style-name="T17">be </text:span><text:span text:style-name="T17">notified</text:span><text:span text:style-name="T17">.</text:span></text:p>
              </text:list-item>
            </text:list>
          </draw:text-box>
        </draw:frame>
        <draw:frame draw:style-name="gr34" draw:text-style-name="P23" draw:layer="layout" svg:width="18.72cm" svg:height="0.696cm" svg:x="1.193cm" svg:y="23.539cm">
          <draw:text-box>
            <text:list text:style-name="L2">
              <text:list-item>
                <text:p text:style-name="P4"><text:span text:style-name="T17">Chat </text:span><text:span text:style-name="T17">erea to </text:span><text:span text:style-name="T17">keep in </text:span><text:span text:style-name="T17">touch </text:span><text:span text:style-name="T17">with </text:span><text:span text:style-name="T17">your </text:span><text:span text:style-name="T17">order.</text:span></text:p>
              </text:list-item>
            </text:list>
          </draw:text-box>
        </draw:frame>
        <draw:frame draw:style-name="gr35" draw:text-style-name="P23" draw:layer="layout" svg:width="18.72cm" svg:height="0.696cm" svg:x="1.193cm" svg:y="21.983cm">
          <draw:text-box>
            <text:list text:style-name="L2">
              <text:list-item>
                <text:p text:style-name="P4"><text:span text:style-name="T17">A </text:span><text:span text:style-name="T18">pre-</text:span><text:span text:style-name="T18">Made</text:span><text:span text:style-name="T17"> </text:span><text:span text:style-name="T17">suppler </text:span><text:span text:style-name="T23">profile </text:span><text:span text:style-name="T17">and </text:span><text:span text:style-name="T17">represe</text:span><text:span text:style-name="T17">nted as </text:span><text:span text:style-name="T23">‘the </text:span><text:span text:style-name="T23">compan</text:span><text:span text:style-name="T23">y </text:span><text:span text:style-name="T23">website’</text:span><text:span text:style-name="T23">.</text:span></text:p>
              </text:list-item>
            </text:list>
          </draw:text-box>
        </draw:frame>
        <draw:frame draw:style-name="gr36" draw:text-style-name="P23" draw:layer="layout" svg:width="18.72cm" svg:height="0.696cm" svg:x="1.193cm" svg:y="19.662cm">
          <draw:text-box>
            <text:list text:style-name="L2">
              <text:list-item>
                <text:p text:style-name="P20"><text:span text:style-name="T17">Shop </text:span><text:span text:style-name="T17">page </text:span><text:span text:style-name="T17">that has </text:span><text:span text:style-name="T18">popular </text:span><text:span text:style-name="T17">product</text:span><text:span text:style-name="T17">s and </text:span><text:span text:style-name="T18">suggesti</text:span><text:span text:style-name="T18">on </text:span><text:span text:style-name="T33">for </text:span><text:span text:style-name="T33">the </text:span><text:span text:style-name="T33">custom</text:span><text:span text:style-name="T33">er </text:span><text:span text:style-name="T18">(recom</text:span><text:span text:style-name="T18">mendati</text:span><text:span text:style-name="T18">ons)</text:span><text:span text:style-name="T33">.</text:span></text:p>
              </text:list-item>
            </text:list>
          </draw:text-box>
        </draw:frame>
        <draw:frame draw:style-name="gr37" draw:text-style-name="P23" draw:layer="layout" svg:width="18.638cm" svg:height="0.696cm" svg:x="1.793cm" svg:y="21.42cm">
          <draw:text-box>
            <text:list text:style-name="L3">
              <text:list-item>
                <text:p text:style-name="P4"><text:span text:style-name="T34">Filtering</text:span><text:span text:style-name="T18"> </text:span><text:span text:style-name="T33">product</text:span><text:span text:style-name="T33">s via </text:span><text:span text:style-name="T18">categor</text:span><text:span text:style-name="T18">y, sub-</text:span><text:span text:style-name="T18">categor</text:span><text:span text:style-name="T18">y and </text:span><text:span text:style-name="T18">price </text:span><text:span text:style-name="T18">range</text:span><text:span text:style-name="T33">.</text:span></text:p>
              </text:list-item>
            </text:list>
          </draw:text-box>
        </draw:frame>
        <draw:frame draw:style-name="gr38" draw:text-style-name="P23" draw:layer="layout" svg:width="18.72cm" svg:height="0.696cm" svg:x="1.193cm" svg:y="16.528cm">
          <draw:text-box>
            <text:list text:style-name="L2">
              <text:list-item>
                <text:p text:style-name="P4"><text:span text:style-name="T24">Hotlist </text:span><text:span text:style-name="T24">for </text:span><text:span text:style-name="T34">searchin</text:span><text:span text:style-name="T34">g</text:span><text:span text:style-name="T24"> in </text:span><text:span text:style-name="T24">whole </text:span><text:span text:style-name="T24">product</text:span><text:span text:style-name="T24">s, Also </text:span><text:span text:style-name="T18">show </text:span><text:span text:style-name="T18">suggisti</text:span><text:span text:style-name="T18">ons</text:span><text:span text:style-name="T24"> </text:span><text:span text:style-name="T24">about </text:span><text:span text:style-name="T24">trinding </text:span><text:span text:style-name="T24">searche</text:span><text:span text:style-name="T24">s.</text:span></text:p>
              </text:list-item>
            </text:list>
          </draw:text-box>
        </draw:frame>
        <draw:frame draw:style-name="gr39" draw:text-style-name="P23" draw:layer="layout" svg:width="18.638cm" svg:height="0.696cm" svg:x="1.793cm" svg:y="20.812cm">
          <draw:text-box>
            <text:list text:style-name="L3">
              <text:list-item>
                <text:p text:style-name="P4"><text:span text:style-name="T24">Implem</text:span><text:span text:style-name="T24">ent the </text:span><text:span text:style-name="T24">capabili</text:span><text:span text:style-name="T24">ty to </text:span><text:span text:style-name="T23">sort</text:span><text:span text:style-name="T24"> </text:span><text:span text:style-name="T24">with </text:span><text:span text:style-name="T18">price </text:span><text:span text:style-name="T18">ranges, </text:span><text:span text:style-name="T18">creation </text:span><text:span text:style-name="T18">time, </text:span><text:span text:style-name="T18">relevanc</text:span><text:span text:style-name="T18">e </text:span><text:span text:style-name="T33">and</text:span><text:span text:style-name="T18"> </text:span><text:span text:style-name="T18">populari</text:span><text:span text:style-name="T18">ty.</text:span></text:p>
              </text:list-item>
            </text:list>
          </draw:text-box>
        </draw:frame>
        <draw:frame draw:style-name="gr40" draw:text-style-name="P23" draw:layer="layout" svg:width="18.638cm" svg:height="0.696cm" svg:x="1.793cm" svg:y="20.249cm">
          <draw:text-box>
            <text:list text:style-name="L3">
              <text:list-item>
                <text:p text:style-name="P20"><text:span text:style-name="T23">Searchin</text:span><text:span text:style-name="T23">g</text:span><text:span text:style-name="T24"> in all </text:span><text:span text:style-name="T24">categori</text:span><text:span text:style-name="T24">es, with </text:span><text:span text:style-name="T18">name</text:span><text:span text:style-name="T24"> </text:span><text:span text:style-name="T24">and </text:span><text:span text:style-name="T18">ISBN.</text:span></text:p>
              </text:list-item>
            </text:list>
          </draw:text-box>
        </draw:frame>
        <draw:frame draw:style-name="gr41" draw:text-style-name="P31" draw:layer="layout" svg:width="5.448cm" svg:height="0.696cm" svg:x="6.916cm" svg:y="13.187cm">
          <draw:text-box>
            <text:p text:style-name="P20"><text:span text:style-name="T35">__under </text:span><text:span text:style-name="T35">progress__</text:span></text:p>
          </draw:text-box>
        </draw:frame>
        <draw:frame draw:style-name="gr42" draw:text-style-name="P21" draw:layer="layout" svg:width="20.324cm" svg:height="0.78cm" svg:x="0.834cm" svg:y="7.458cm">
          <draw:text-box>
            <text:p text:style-name="P20"><text:span text:style-name="T36">Recently I </text:span><text:span text:style-name="T36">found a </text:span><text:span text:style-name="T36">new </text:span><text:span text:style-name="T36">interest, </text:span><text:span text:style-name="T36">Golang</text:span></text:p>
          </draw:text-box>
        </draw:frame>
      </draw:page>
      <draw:page draw:name="page2" draw:style-name="dp1" draw:master-page-name="Default">
        <draw:frame draw:style-name="gr43" draw:text-style-name="P32" draw:layer="layout" svg:width="3.556cm" svg:height="0.856cm" svg:x="2.247cm" svg:y="8.605cm">
          <draw:text-box>
            <text:p><text:span text:style-name="T37">Upwork</text:span></text:p>
          </draw:text-box>
        </draw:frame>
        <draw:frame draw:style-name="gr44" draw:text-style-name="P34" draw:layer="layout" svg:width="5.143cm" svg:height="0.717cm" svg:x="15.244cm" svg:y="8.746cm">
          <draw:text-box>
            <text:p text:style-name="P33"><text:span text:style-name="T38">Juni – 2019: Sep <text:s/>- 2020 </text:span></text:p>
          </draw:text-box>
        </draw:frame>
        <draw:frame draw:style-name="gr45" draw:text-style-name="P35" draw:layer="layout" svg:width="5.225cm" svg:height="0.823cm" svg:x="2.263cm" svg:y="9.988cm">
          <draw:text-box>
            <text:p text:style-name="P4"><text:span text:style-name="T39">Web </text:span><text:span text:style-name="T39">Designe</text:span><text:span text:style-name="T39">r</text:span></text:p>
          </draw:text-box>
        </draw:frame>
        <draw:frame draw:style-name="gr46" draw:text-style-name="P36" draw:layer="layout" svg:width="3.031cm" svg:height="0.742cm" svg:x="4.33cm" svg:y="8.61cm">
          <draw:text-box>
            <text:p text:style-name="P4"><text:span text:style-name="T40">freelancin</text:span><text:span text:style-name="T40">g</text:span></text:p>
          </draw:text-box>
        </draw:frame>
        <draw:frame draw:style-name="gr47" draw:text-style-name="P37" draw:layer="layout" svg:width="5.225cm" svg:height="0.742cm" svg:x="2.241cm" svg:y="10.789cm">
          <draw:text-box>
            <text:p text:style-name="P4"><text:span text:style-name="T41">Highlights</text:span></text:p>
          </draw:text-box>
        </draw:frame>
        <draw:frame draw:style-name="gr48" draw:text-style-name="P38" draw:layer="layout" svg:width="4.145cm" svg:height="0.657cm" svg:x="2.231cm" svg:y="9.216cm">
          <draw:text-box>
            <text:p text:style-name="P4"><text:span text:style-name="T19"><text:a xlink:href="http://upwork.com/" xlink:type="simple">upwork.com</text:a></text:span></text:p>
          </draw:text-box>
        </draw:frame>
        <draw:frame draw:style-name="gr18" draw:text-style-name="P39" draw:layer="layout" svg:width="18.566cm" svg:height="0.696cm" svg:x="2.419cm" svg:y="11.395cm">
          <draw:text-box>
            <text:p text:style-name="P4"><text:span text:style-name="T42">Learned </text:span><text:span text:style-name="T42">some </text:span><text:span text:style-name="T42">additional </text:span><text:span text:style-name="T42">communica</text:span><text:span text:style-name="T42">tion skills.</text:span></text:p>
          </draw:text-box>
        </draw:frame>
        <draw:frame draw:style-name="gr18" draw:text-style-name="P39" draw:layer="layout" svg:width="18.566cm" svg:height="0.696cm" svg:x="2.419cm" svg:y="11.995cm">
          <draw:text-box>
            <text:p text:style-name="P4"><text:span text:style-name="T42">Achieved </text:span><text:span text:style-name="T42">some </text:span><text:span text:style-name="T42">progress in </text:span><text:span text:style-name="T42">backend </text:span><text:span text:style-name="T42">technologie</text:span><text:span text:style-name="T42">s, Because I </text:span><text:span text:style-name="T42">needed it to </text:span><text:span text:style-name="T42">finish </text:span><text:span text:style-name="T42">some </text:span><text:span text:style-name="T42">projects.</text:span></text:p>
          </draw:text-box>
        </draw:frame>
        <draw:frame draw:style-name="gr18" draw:text-style-name="P39" draw:layer="layout" svg:width="18.566cm" svg:height="0.696cm" svg:x="2.419cm" svg:y="12.595cm">
          <draw:text-box>
            <text:p text:style-name="P4"><text:span text:style-name="T42">Became </text:span><text:span text:style-name="T42">aware of UI </text:span><text:span text:style-name="T42">&amp; UX more </text:span><text:span text:style-name="T42">than the </text:span><text:span text:style-name="T42">beginning.</text:span></text:p>
          </draw:text-box>
        </draw:frame>
        <draw:line draw:style-name="gr1" draw:text-style-name="P40" draw:layer="layout" svg:x1="4.942cm" svg:y1="7.336cm" svg:x2="20.6cm" svg:y2="7.336cm">
          <text:p/>
        </draw:line>
        <draw:frame draw:style-name="gr2" draw:text-style-name="P41" draw:layer="layout" svg:width="5.228cm" svg:height="0.751cm" svg:x="0.791cm" svg:y="7.69cm">
          <draw:text-box>
            <text:p text:style-name="P2"><text:span text:style-name="T2">Employme</text:span><text:span text:style-name="T2">nt:</text:span></text:p>
          </draw:text-box>
        </draw:frame>
        <draw:frame draw:style-name="gr19" draw:text-style-name="P42" draw:layer="layout" svg:width="4.155cm" svg:height="0.835cm" svg:x="0.787cm" svg:y="7.2cm">
          <draw:text-box>
            <text:p><text:span text:style-name="T43">Work </text:span><text:span text:style-name="T43">Experien</text:span><text:span text:style-name="T43">ce</text:span></text:p>
          </draw:text-box>
        </draw:frame>
        <draw:custom-shape draw:style-name="gr49" draw:text-style-name="P43" draw:layer="layout" svg:width="0.762cm" svg:height="0.789cm" svg:x="1.255cm" svg:y="8.749cm">
          <text:p/>
          <draw:enhanced-geometry svg:viewBox="0 0 21600 21600" draw:type="rectangle" draw:enhanced-path="M 0 0 L 21600 0 21600 21600 0 21600 0 0 Z N"/>
        </draw:custom-shape>
        <draw:line draw:style-name="gr50" draw:text-style-name="P44" draw:layer="layout" svg:x1="1.635cm" svg:y1="9.732cm" svg:x2="1.635cm" svg:y2="13.288cm">
          <text:p/>
        </draw:line>
        <draw:frame draw:style-name="gr51" draw:text-style-name="P45" draw:layer="layout" svg:width="13.431cm" svg:height="0.78cm" svg:x="2.252cm" svg:y="1.85cm">
          <draw:text-box>
            <text:p><text:span text:style-name="T44"><text:a xlink:href="https://www.coursera.org/specializations/software-design-architecture" xlink:type="simple">Software Design and Architecture Specialization</text:a></text:span></text:p>
          </draw:text-box>
        </draw:frame>
        <draw:frame draw:style-name="gr48" draw:text-style-name="P46" draw:layer="layout" svg:width="6.666cm" svg:height="0.657cm" svg:x="2.558cm" svg:y="2.583cm">
          <draw:text-box>
            <text:p text:style-name="P4"><text:span text:style-name="T45">OBJECT </text:span><text:span text:style-name="T45">ORIANTED </text:span><text:span text:style-name="T45">DESIGN</text:span></text:p>
          </draw:text-box>
        </draw:frame>
        <draw:line draw:style-name="gr1" draw:text-style-name="P40" draw:layer="layout" svg:x1="4.952cm" svg:y1="1.089cm" svg:x2="20.61cm" svg:y2="1.089cm">
          <text:p/>
        </draw:line>
        <draw:frame draw:style-name="gr2" draw:text-style-name="P41" draw:layer="layout" svg:width="5.228cm" svg:height="0.751cm" svg:x="0.801cm" svg:y="0.991cm">
          <draw:text-box>
            <text:p text:style-name="P2"><text:span text:style-name="T2">Certificat</text:span><text:span text:style-name="T2">es:</text:span></text:p>
          </draw:text-box>
        </draw:frame>
        <draw:frame draw:style-name="gr19" draw:text-style-name="P42" draw:layer="layout" svg:width="4.155cm" svg:height="0.835cm" svg:x="0.797cm" svg:y="0.501cm">
          <draw:text-box>
            <text:p><text:span text:style-name="T43">Achieve</text:span><text:span text:style-name="T43">ments</text:span></text:p>
          </draw:text-box>
        </draw:frame>
        <draw:custom-shape draw:style-name="gr52" draw:text-style-name="P47" draw:layer="layout" svg:width="0.762cm" svg:height="0.789cm" svg:x="1.26cm" svg:y="1.949cm">
          <text:p/>
          <draw:enhanced-geometry svg:viewBox="0 0 21600 21600" draw:type="rectangle" draw:enhanced-path="M 0 0 L 21600 0 21600 21600 0 21600 0 0 Z N"/>
        </draw:custom-shape>
        <draw:frame draw:style-name="gr51" draw:text-style-name="P45" draw:layer="layout" svg:width="12.174cm" svg:height="0.78cm" svg:x="2.239cm" svg:y="3.55cm">
          <draw:text-box>
            <text:p><text:span text:style-name="T44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48" draw:text-style-name="P46" draw:layer="layout" svg:width="6.666cm" svg:height="0.657cm" svg:x="2.545cm" svg:y="4.339cm">
          <draw:text-box>
            <text:p text:style-name="P4"><text:span text:style-name="T45"><text:a xlink:href="https://www.coursera.org/account/accomplishments/certificate/BKCFVNAFFKDN" xlink:type="simple">GETTING STARTED WITH GO</text:a></text:span></text:p>
          </draw:text-box>
        </draw:frame>
        <draw:custom-shape draw:style-name="gr52" draw:text-style-name="P47" draw:layer="layout" svg:width="0.762cm" svg:height="0.789cm" svg:x="1.247cm" svg:y="3.649cm">
          <text:p/>
          <draw:enhanced-geometry svg:viewBox="0 0 21600 21600" draw:type="rectangle" draw:enhanced-path="M 0 0 L 21600 0 21600 21600 0 21600 0 0 Z N"/>
        </draw:custom-shape>
        <draw:frame draw:style-name="gr53" draw:text-style-name="P48" draw:layer="layout" svg:width="9.188cm" svg:height="0.657cm" svg:x="2.545cm" svg:y="4.94cm">
          <draw:text-box>
            <text:p text:style-name="P20"><text:span text:style-name="T45"><text:a xlink:href="https://www.coursera.org/account/accomplishments/certificate/J5H8SCLC5ETH" xlink:type="simple">FUNCTION, METHODS, AND INTERFACES IN GO</text:a></text:span></text:p>
          </draw:text-box>
        </draw:frame>
        <draw:frame draw:style-name="gr48" draw:text-style-name="P46" draw:layer="layout" svg:width="6.666cm" svg:height="0.657cm" svg:x="2.545cm" svg:y="5.541cm">
          <draw:text-box>
            <text:p text:style-name="P4"><text:span text:style-name="T45"><text:a xlink:href="https://www.coursera.org/account/accomplishments/certificate/W3DF8F9A7V9P" xlink:type="simple">CONCURRENCY IN GO</text:a></text:span></text:p>
          </draw:text-box>
        </draw:frame>
        <draw:frame draw:style-name="gr44" draw:text-style-name="P49" draw:layer="layout" svg:width="3.502cm" svg:height="0.717cm" svg:x="16.802cm" svg:y="4.325cm">
          <draw:text-box>
            <text:p text:style-name="P33"><text:span text:style-name="T46">(</text:span><text:span text:style-name="T47">November </text:span><text:span text:style-name="T47">2021)</text:span></text:p>
          </draw:text-box>
        </draw:frame>
        <draw:frame draw:style-name="gr44" draw:text-style-name="P50" draw:layer="layout" svg:width="4.059cm" svg:height="0.717cm" svg:x="16.245cm" svg:y="4.882cm">
          <draw:text-box>
            <text:p text:style-name="P33"><text:span text:style-name="T46">(</text:span><text:span text:style-name="T48">December <text:s/>2021)</text:span></text:p>
          </draw:text-box>
        </draw:frame>
        <draw:line draw:style-name="gr50" draw:text-style-name="P44" draw:layer="layout" svg:x1="1.64cm" svg:y1="2.778cm" svg:x2="1.64cm" svg:y2="3.494cm">
          <text:p/>
        </draw:line>
        <draw:custom-shape draw:style-name="gr52" draw:text-style-name="P47" draw:layer="layout" svg:width="0.762cm" svg:height="0.789cm" svg:x="1.247cm" svg:y="3.649cm">
          <text:p/>
          <draw:enhanced-geometry svg:viewBox="0 0 21600 21600" draw:type="rectangle" draw:enhanced-path="M 0 0 L 21600 0 21600 21600 0 21600 0 0 Z N"/>
        </draw:custom-shape>
        <draw:line draw:style-name="gr50" draw:text-style-name="P44" draw:layer="layout" svg:x1="1.635cm" svg:y1="4.548cm" svg:x2="1.635cm" svg:y2="6.221cm">
          <text:p/>
        </draw:line>
        <draw:frame draw:style-name="gr44" draw:text-style-name="P50" draw:layer="layout" svg:width="4.059cm" svg:height="0.717cm" svg:x="16.246cm" svg:y="5.52cm">
          <draw:text-box>
            <text:p text:style-name="P51"><text:span text:style-name="T46">(</text:span><text:span text:style-name="T48">December <text:s/>2021)</text:span></text:p>
          </draw:text-box>
        </draw:frame>
        <draw:frame draw:style-name="gr44" draw:text-style-name="P49" draw:layer="layout" svg:width="3.502cm" svg:height="0.717cm" svg:x="16.802cm" svg:y="2.594cm">
          <draw:text-box>
            <text:p text:style-name="P51"><text:span text:style-name="T46">(</text:span><text:span text:style-name="T48">December <text:s/></text:span><text:span text:style-name="T48">2021)</text:span></text:p>
          </draw:text-box>
        </draw:frame>
        <draw:frame draw:style-name="gr44" draw:text-style-name="P53" draw:layer="layout" svg:width="2.338cm" svg:height="0.717cm" svg:x="12.302cm" svg:y="3.638cm">
          <draw:text-box>
            <text:p text:style-name="P52"><text:span text:style-name="T46">Coursera</text:span></text:p>
          </draw:text-box>
        </draw:frame>
        <draw:frame draw:style-name="gr44" draw:text-style-name="P53" draw:layer="layout" svg:width="2.338cm" svg:height="0.717cm" svg:x="13.278cm" svg:y="1.939cm">
          <draw:text-box>
            <text:p text:style-name="P52"><text:span text:style-name="T46">Coursera</text:span></text:p>
          </draw:text-box>
        </draw:frame>
        <draw:frame draw:style-name="gr51" draw:text-style-name="P32" draw:layer="layout" svg:width="8.388cm" svg:height="0.78cm" svg:x="1.258cm" svg:y="14.902cm">
          <draw:text-box>
            <text:p><text:span text:style-name="T37">UNIVERS</text:span><text:span text:style-name="T37">ITY OF </text:span><text:span text:style-name="T37">SADAT </text:span><text:span text:style-name="T37">CITY</text:span></text:p>
          </draw:text-box>
        </draw:frame>
        <draw:frame draw:style-name="gr54" draw:text-style-name="P36" draw:layer="layout" svg:width="3.031cm" svg:height="0.742cm" svg:x="1.548cm" svg:y="16.373cm">
          <draw:text-box>
            <text:p text:style-name="P4"><text:span text:style-name="T40">Law </text:span><text:span text:style-name="T40">student</text:span></text:p>
          </draw:text-box>
        </draw:frame>
        <draw:frame draw:style-name="gr48" draw:text-style-name="P38" draw:layer="layout" svg:width="4.145cm" svg:height="0.657cm" svg:x="1.564cm" svg:y="15.535cm">
          <draw:text-box>
            <text:p text:style-name="P4"><text:span text:style-name="T19"><text:a xlink:href="http://law.usc.edu.eg/ar" xlink:type="simple">law.usc.edu.eg/ar</text:a></text:span></text:p>
          </draw:text-box>
        </draw:frame>
        <draw:line draw:style-name="gr1" draw:text-style-name="P40" draw:layer="layout" svg:x1="3.296cm" svg:y1="14.189cm" svg:x2="20.611cm" svg:y2="14.189cm">
          <text:p/>
        </draw:line>
        <draw:frame draw:style-name="gr19" draw:text-style-name="P42" draw:layer="layout" svg:width="4.155cm" svg:height="0.835cm" svg:x="0.798cm" svg:y="13.701cm">
          <draw:text-box>
            <text:p><text:span text:style-name="T43">Education</text:span></text:p>
          </draw:text-box>
        </draw:frame>
        <draw:frame draw:style-name="gr44" draw:text-style-name="P34" draw:layer="layout" svg:width="3.502cm" svg:height="0.717cm" svg:x="16.802cm" svg:y="15.013cm">
          <draw:text-box>
            <text:p text:style-name="P33"><text:span text:style-name="T38">2017 - </text:span><text:span text:style-name="T38">2021</text:span></text:p>
          </draw:text-box>
        </draw:frame>
        <draw:frame draw:style-name="gr2" draw:text-style-name="P41" draw:layer="layout" svg:width="5.228cm" svg:height="0.751cm" svg:x="0.791cm" svg:y="14.179cm">
          <draw:text-box>
            <text:p text:style-name="P2"><text:span text:style-name="T2">Academic:</text:span></text:p>
          </draw:text-box>
        </draw:frame>
        <draw:frame draw:style-name="gr55" draw:text-style-name="P54" draw:layer="layout" svg:width="7.385cm" svg:height="0.742cm" svg:x="1.112cm" svg:y="18.443cm">
          <draw:text-box>
            <text:p text:style-name="P4"><text:span text:style-name="T49">Language</text:span><text:span text:style-name="T49">s:</text:span></text:p>
          </draw:text-box>
        </draw:frame>
        <draw:frame draw:style-name="gr56" draw:text-style-name="P55" draw:layer="layout" svg:width="8.182cm" svg:height="0.742cm" svg:x="1.817cm" svg:y="19.04cm">
          <draw:text-box>
            <text:p text:style-name="P4"><text:span text:style-name="T50">Arabic <text:s text:c="2"/></text:span><text:span text:style-name="T40">native</text:span></text:p>
          </draw:text-box>
        </draw:frame>
        <draw:frame draw:style-name="gr57" draw:text-style-name="P55" draw:layer="layout" svg:width="8.436cm" svg:height="0.742cm" svg:x="1.812cm" svg:y="19.643cm">
          <draw:text-box>
            <text:p text:style-name="P4"><text:span text:style-name="T51">English</text:span></text:p>
          </draw:text-box>
        </draw:frame>
        <draw:frame draw:style-name="gr58" draw:text-style-name="P55" draw:layer="layout" svg:width="7.674cm" svg:height="0.742cm" svg:x="1.812cm" svg:y="20.243cm">
          <draw:text-box>
            <text:p text:style-name="P4"><text:span text:style-name="T51">Deutsch</text:span></text:p>
          </draw:text-box>
        </draw:frame>
        <draw:frame draw:style-name="gr59" draw:text-style-name="P56" draw:layer="layout" svg:width="3.249cm" svg:height="0.742cm" svg:x="5.012cm" svg:y="22.086cm">
          <draw:text-box>
            <text:p text:style-name="P4"><text:span text:style-name="T52">(github)</text:span></text:p>
          </draw:text-box>
        </draw:frame>
        <draw:frame draw:style-name="gr60" draw:text-style-name="P56" draw:layer="layout" svg:width="3.448cm" svg:height="0.742cm" svg:x="4.991cm" svg:y="22.675cm">
          <draw:text-box>
            <text:p text:style-name="P4"><text:span text:style-name="T53">(</text:span><text:span text:style-name="T52">linkedIn)</text:span><text:span text:style-name="T52"><text:tab/></text:span></text:p>
          </draw:text-box>
        </draw:frame>
        <draw:frame draw:style-name="gr61" draw:text-style-name="P56" draw:layer="layout" svg:width="4.011cm" svg:height="0.742cm" svg:x="4.994cm" svg:y="23.263cm">
          <draw:text-box>
            <text:p text:style-name="P4"><text:span text:style-name="T53">(twitter</text:span><text:span text:style-name="T52">)</text:span></text:p>
          </draw:text-box>
        </draw:frame>
        <draw:frame draw:style-name="gr62" draw:text-style-name="P54" draw:layer="layout" svg:width="6.876cm" svg:height="0.742cm" svg:x="1.112cm" svg:y="21.343cm">
          <draw:text-box>
            <text:p text:style-name="P4"><text:span text:style-name="T49">More </text:span><text:span text:style-name="T49">useful </text:span><text:span text:style-name="T49">links:</text:span></text:p>
          </draw:text-box>
        </draw:frame>
        <draw:frame draw:style-name="gr63" draw:text-style-name="P57" draw:layer="layout" svg:width="3.065cm" svg:height="0.801cm" svg:x="1.875cm" svg:y="22.549cm">
          <draw:text-box>
            <text:p><text:span text:style-name="T54"><text:a xlink:href="https://www.linkedin.com/in/salihcodev" xlink:type="simple">@salihcodev</text:a></text:span></text:p>
          </draw:text-box>
        </draw:frame>
        <draw:frame draw:style-name="gr64" draw:text-style-name="P58" draw:layer="layout" svg:width="3.069cm" svg:height="0.759cm" svg:x="1.871cm" svg:y="23.15cm">
          <draw:text-box>
            <text:p><text:span text:style-name="T55"><text:a xlink:href="https://www.twitter.com/salihcodev" xlink:type="simple">@salihcodev</text:a></text:span></text:p>
          </draw:text-box>
        </draw:frame>
        <draw:frame draw:style-name="gr65" draw:text-style-name="P56" draw:layer="layout" svg:width="4.011cm" svg:height="0.742cm" svg:x="4.989cm" svg:y="23.864cm">
          <draw:text-box>
            <text:p text:style-name="P4"><text:span text:style-name="T53">(facebook</text:span><text:span text:style-name="T52">)</text:span></text:p>
          </draw:text-box>
        </draw:frame>
        <draw:frame draw:style-name="gr64" draw:text-style-name="P58" draw:layer="layout" svg:width="3.069cm" svg:height="0.759cm" svg:x="1.866cm" svg:y="23.751cm">
          <draw:text-box>
            <text:p><text:span text:style-name="T55"><text:a xlink:href="https://www.facebook.com/salihcodev" xlink:type="simple">@salihcodev</text:a></text:span></text:p>
          </draw:text-box>
        </draw:frame>
        <draw:frame draw:style-name="gr63" draw:text-style-name="P57" draw:layer="layout" svg:width="3.065cm" svg:height="0.801cm" svg:x="1.876cm" svg:y="21.95cm">
          <draw:text-box>
            <text:p><text:span text:style-name="T54"><text:a xlink:href="https://www.github.com/salihcodev" xlink:type="simple">@salihcodev</text:a></text:span></text:p>
          </draw:text-box>
        </draw:frame>
        <draw:line draw:style-name="gr1" draw:text-style-name="P40" draw:layer="layout" svg:x1="2.529cm" svg:y1="17.788cm" svg:x2="20.61cm" svg:y2="17.788cm">
          <text:p/>
        </draw:line>
        <draw:frame draw:style-name="gr66" draw:text-style-name="P41" draw:layer="layout" svg:width="5.228cm" svg:height="1.251cm" svg:x="0.801cm" svg:y="17.734cm">
          <draw:text-box>
            <text:p text:style-name="P2"><text:span text:style-name="T56">More Info </text:span><text:span text:style-name="T56">About Me</text:span></text:p>
          </draw:text-box>
        </draw:frame>
        <draw:frame draw:style-name="gr19" draw:text-style-name="P42" draw:layer="layout" svg:width="4.155cm" svg:height="0.835cm" svg:x="0.797cm" svg:y="17.3cm">
          <draw:text-box>
            <text:p><text:span text:style-name="T43">Extra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1.7.2$Linux_X86_64 LibreOffice_project/10$Build-2</meta:generator>
    <dc:date>2021-12-20T01:31:33.190486153</dc:date>
    <meta:editing-duration>P1DT12H16M15S</meta:editing-duration>
    <meta:editing-cycles>572</meta:editing-cycles>
    <meta:document-statistic meta:object-count="108"/>
  </office:meta>
</office:document-meta>
</file>